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aluation of Interest</text:p>
      <text:p text:style-name="Standard"/>
      <text:p text:style-name="Standard">The valuation of the partnership will be determined by the fair market value of the assets attributed to the partnership minus any debts. This will be performed by an accounting firm agreed to by all partners.</text:p>
      <text:p text:style-name="Standard"/>
      <text:p text:style-name="Standard">Assets may include:</text:p>
      <text:p text:style-name="Standard"/>
      <text:list xml:id="list5137155701973985285" text:style-name="L1">
        <text:list-item>
          <text:p text:style-name="P1">Software developed for the purposes of operating the business.</text:p>
        </text:list-item>
        <text:list-item>
          <text:p text:style-name="P1">Data collected during operations.</text:p>
        </text:list-item>
        <text:list-item>
          <text:p text:style-name="P1">Goodwill based on expected traffic over a three year period.</text:p>
        </text:list-item>
        <text:list-item>
          <text:p text:style-name="P1">Cash provided by partners or via crowd funding.</text:p>
        </text:list-item>
      </text:list>
      <text:p text:style-name="Standard"/>
      <text:p text:style-name="Standard">The fair market value of software and data will be determined by estimating the cost of creating the given asset at rates from the current labour market. The valuation of goodwill will depend on how customer traffic is used to generate revenue, whether it is via advertising sales, monthly subscription fees or per usage fees. Future traffic can be estimated using average changes over the latest year of operations.</text:p>
      <text:p text:style-name="Standard"/>
      <text:p text:style-name="Standard">The shares given to each partner will be allocated based on their individual contribution to the partnership's assets. Contributions will include direct efforts spent on developing assets as well as indirect efforts such as utilizing unpaid help from non-partners or recruiting new users. Intangibles such as ideas that are considered important revenue drivers must also be considered.</text:p>
      <text:p text:style-name="Standard"/>
      <text:p text:style-name="Standard">The allocation of shares will be made by the auditor who will make use of any existing company records such as meeting minutes to accomplish this task. </text:p>
      <text:p text:style-name="Standard"/>
      <text:p text:style-name="Standard">The allocation of shares will not impact voting rights in the partnership which will be equal for all part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 Huculak</meta:initial-creator>
    <meta:creation-date>2016-08-22T09:10:36.67</meta:creation-date>
    <dc:date>2016-08-22T10:28:16.16</dc:date>
    <dc:creator>Mike Huculak</dc:creator>
    <meta:editing-duration>PT29M58S</meta:editing-duration>
    <meta:editing-cycles>3</meta:editing-cycles>
    <meta:generator>OpenOffice/4.0.1$Win32 OpenOffice.org_project/401m5$Build-9714</meta:generator>
    <meta:document-statistic meta:table-count="0" meta:image-count="0" meta:object-count="0" meta:page-count="1" meta:paragraph-count="11" meta:word-count="249" meta:character-count="1523"/>
  </office:meta>
</office:document-meta>
</file>